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4.639cm" svg:height="12.179cm" svg:x="1.4cm" svg:y="4.914cm" presentation:class="subtitle" presentation:user-transformed="true">
          <draw:text-box>
            <text:p>Reproducible research: concepts and tool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tro slide on the presenter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Hi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tent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Concepts</text:p>
              </text:list-item>
              <text:list-item>
                <text:p>Tools</text:p>
                <text:list>
                  <text:list-item>
                    <text:p>Integrated publication (Rstudio)</text:p>
                  </text:list-item>
                  <text:list-item>
                    <text:p>Version control (Git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tivation 1</text:p>
          </draw:text-box>
        </draw:frame>
        <draw:frame presentation:style-name="pr4" draw:layer="layout" svg:width="24.639cm" svg:height="13.12cm" svg:x="1.4cm" svg:y="4.914cm" presentation:class="outline" presentation:user-transformed="true">
          <draw:text-box>
            <text:list text:style-name="L3">
              <text:list-item>
                <text:p>Z-maps</text:p>
              </text:list-item>
              <text:list-item>
                <text:p>Complexity of the analysis</text:p>
              </text:list-item>
              <text:list-item>
                <text:p>Need for transparency (decision-support)</text:p>
              </text:list-item>
              <text:list-item>
                <text:p>Reproducibility (analysis need to be verified and re-run)</text:p>
                <text:list>
                  <text:list-item>
                    <text:p>Scientific and policy-level points of vie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tivation 2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Reviewing for a journal → “available upon request” not good enough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pen scienc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Umbrella term</text:p>
                <text:list>
                  <text:list-item>
                    <text:p>Open access</text:p>
                  </text:list-item>
                  <text:list-item>
                    <text:p>Open research data</text:p>
                  </text:list-item>
                  <text:list-item>
                    <text:p>Open notebook science</text:p>
                  </text:list-item>
                  <text:list-item>
                    <text:p>Open source software</text:p>
                  </text:list-item>
                </text:list>
              </text:list-item>
              <text:list-item>
                <text:p>“Opening up access to the data and software, not just the final publication, is one of goals of the open science movement. Such sharing can lower barriers and serve as a powerful catalyst to accelerate progress.” (Ram, 2013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anding...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http://bit.ly/10FmaG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4" draw:text-style-name="P2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2"><text:span text:style-name="T1">With replication, independent investigators address a scientific hypothesis and build up evidence for or against it (Peng, 2011)</text:span></text:p>
              </text:list-item>
              <text:list-item>
                <text:p text:style-name="P2"><text:span text:style-name="T1">Allows others to build upon existing work and use it to test new ideas and develop methods (Ram, 2013)</text:span></text:p>
              </text:list-item>
              <text:list-item>
                <text:p text:style-name="P2"><text:span text:style-name="T1">While currently there is unilateral emphasis on "first" discoveries, there should be as much emphasis on replication of discoveries (Ioannidis, 2005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a problem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Primary and result data not shared</text:p>
              </text:list-item>
              <text:list-item>
                <text:p>Wolkowich et al. (2012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a problem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Certain parts of design/methodology omitted (Vink et al. 2012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a problem?</text:p>
          </draw:text-box>
        </draw:frame>
        <draw:frame presentation:style-name="pr4" draw:text-style-name="P3" draw:layer="layout" svg:width="24.639cm" svg:height="12.179cm" svg:x="1.4cm" svg:y="4.914cm" presentation:class="outline">
          <draw:text-box>
            <text:list text:style-name="L3">
              <text:list-item>
                <text:p text:style-name="P3"><text:span text:style-name="T2">Code/implementation not shared (Peng 2011)</text:span></text:p>
              </text:list-item>
              <text:list-item>
                <text:p text:style-name="P3"><text:span text:style-name="T2">47 out of 53 medical research papers on the subject of cancer were irreproducible” (Begley and Ellis, 2012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a problem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Retractions (van Noorden 2011), Fig 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This is how we usually deal with it: Fig. X from Sirkiä et al. (2012)</text:p>
              </text:list-item>
              <text:list-item>
                <text:p>… whereas this is probably how we should deal with it (Bitbucket) http://bit.ly/10FnSH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Open source all the wa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4" draw:layer="layout" svg:width="24.639cm" svg:height="12.179cm" svg:x="1.4cm" svg:y="4.914cm" presentation:class="subtitle" presentation:user-transformed="true">
          <draw:text-box>
            <text:p text:style-name="P4">Tools: RStudio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Studio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Screencap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Studio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Technologies</text:p>
              </text:list-item>
              <text:list-item>
                <text:p>Involved</text:p>
              </text:list-item>
              <text:list-item>
                <text:p>Flow diagram a la Marku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Studio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Rpubs, devtools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4" draw:layer="layout" svg:width="24.639cm" svg:height="12.179cm" svg:x="1.4cm" svg:y="4.914cm" presentation:class="subtitle" presentation:user-transformed="true">
          <draw:text-box>
            <text:p text:style-name="P4">Tools: Git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Version control</text:p>
              </text:list-item>
              <text:list-item>
                <text:p>Diagram</text:p>
              </text:list-item>
              <text:list-item>
                <text:p>Integration with RStudi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Use in scie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PhD-comics sli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Steep learning curve...</text:p>
              </text:list-item>
              <text:list-item>
                <text:p>… <text:s/>but worth 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nk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http://yihui.name/slides/2012-knitr-RStudio.htm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ona Lehtomäki</meta:initial-creator>
    <meta:creation-date>2013-04-07T15:27:01</meta:creation-date>
    <dc:date>2013-04-07T21:23:46</dc:date>
    <dc:creator>Joona Lehtomäki</dc:creator>
    <meta:editing-duration>PT5H25M57S</meta:editing-duration>
    <meta:editing-cycles>62</meta:editing-cycles>
    <meta:generator>LibreOffice/4.0.2.1$Linux_X86_64 LibreOffice_project/400m0$Build-1</meta:generator>
    <meta:document-statistic meta:object-count="113"/>
  </office:meta>
</office:document-meta>
</file>